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Rokkitt" svg:font-family="Rokkitt, sans-serif"/>
    <style:font-face style:name="Ubuntu" svg:font-family="Ubuntu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text-line-through-style="none" style:font-name="Rokkitt" fo:font-size="18.3500003814697pt" fo:letter-spacing="-0.023cm" fo:font-style="normal" style:text-underline-style="none" fo:font-weight="normal" style:text-blinking="false"/>
    </style:style>
    <style:style style:name="P2" style:family="paragraph" style:parent-style-name="Heading_20_2">
      <style:paragraph-properties fo:margin-left="0cm" fo:margin-right="0cm" fo:margin-top="0cm" fo:margin-bottom="0.231cm" fo:widows="1" fo:text-indent="0cm" style:auto-text-indent="false" fo:padding="0cm" fo:border="none"/>
      <style:text-properties fo:font-variant="normal" fo:text-transform="none" fo:color="#333333" style:text-line-through-style="none" style:font-name="Rokkitt" fo:font-size="18.3500003814697pt" fo:letter-spacing="-0.023cm" fo:font-style="normal" style:text-underline-style="none" fo:font-weight="normal" style:text-blinking="false"/>
    </style:style>
    <style:style style:name="P3" style:family="paragraph" style:parent-style-name="Text_20_body" style:list-style-name="L3">
      <style:paragraph-properties style:line-height-at-least="0.416cm" fo:widows="1"/>
      <style:text-properties fo:font-variant="normal" fo:text-transform="none" fo:color="#0a0606" style:font-name="Ubuntu" fo:font-size="9.14999961853027pt" fo:letter-spacing="normal" fo:font-style="normal" fo:font-weight="normal"/>
    </style:style>
    <style:style style:name="P4" style:family="paragraph" style:parent-style-name="Text_20_body">
      <style:paragraph-properties fo:margin-left="0cm" fo:margin-right="0cm" style:line-height-at-least="0.416cm" fo:widows="1" fo:text-indent="0cm" style:auto-text-indent="false"/>
      <style:text-properties fo:font-variant="normal" fo:text-transform="none" fo:color="#0a0606" style:font-name="Ubuntu" fo:font-size="9.14999961853027pt" fo:letter-spacing="normal" fo:font-style="normal" fo:font-weight="normal"/>
    </style:style>
    <style:style style:name="P5" style:family="paragraph" style:parent-style-name="Text_20_body">
      <style:paragraph-properties fo:margin-left="0cm" fo:margin-right="0cm" style:line-height-at-least="0.416cm" fo:widows="1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416cm" fo:widows="1" fo:text-indent="0cm" style:auto-text-indent="false" fo:padding="0cm" fo:border="none"/>
      <style:text-properties fo:font-variant="normal" fo:text-transform="none" fo:color="#0a0606" style:font-name="Ubuntu" fo:font-size="9.14999961853027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cm" style:line-height-at-least="0.416cm" fo:widows="1"/>
      <style:text-properties fo:font-variant="normal" fo:text-transform="none" fo:color="#0a0606" style:font-name="Ubuntu" fo:font-size="9.14999961853027pt" fo:letter-spacing="normal" fo:font-style="normal" fo:font-weight="normal"/>
    </style:style>
    <style:style style:name="P8" style:family="paragraph" style:parent-style-name="Text_20_body" style:list-style-name="L3">
      <style:paragraph-properties fo:margin-top="0cm" fo:margin-bottom="0cm" style:line-height-at-least="0.416cm" fo:widows="1"/>
    </style:style>
    <style:style style:name="P9" style:family="paragraph" style:parent-style-name="Text_20_body" style:list-style-name="L1">
      <style:paragraph-properties fo:margin-top="0cm" fo:margin-bottom="0cm" style:line-height-at-least="0.416cm" fo:widows="1" fo:padding="0cm" fo:border="none"/>
      <style:text-properties fo:font-variant="normal" fo:text-transform="none" fo:color="#0a0606" style:font-name="Ubuntu" fo:font-size="9.14999961853027pt" fo:letter-spacing="normal" fo:font-style="normal" fo:font-weight="normal"/>
    </style:style>
    <style:style style:name="P10" style:family="paragraph" style:parent-style-name="Text_20_body" style:list-style-name="L1">
      <style:paragraph-properties style:line-height-at-least="0.416cm" fo:widows="1" fo:padding="0cm" fo:border="none"/>
    </style:style>
    <style:style style:name="P11" style:family="paragraph" style:parent-style-name="Horizontal_20_Line" style:list-style-name="L3">
      <style:paragraph-properties style:line-height-at-least="0.416cm" fo:widows="1"/>
    </style:style>
    <style:style style:name="T1" style:family="text">
      <style:text-properties fo:font-variant="normal" fo:text-transform="none" fo:color="#0a0606" style:font-name="Ubuntu" fo:font-size="9.14999961853027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tring Calculator</text:h>
      <text:p text:style-name="P4">The following is a TDD Kata- an exercise in coding, refactoring and test-first, that you should apply daily for at least 15 minutes (I do 30).</text:p>
      <text:h text:style-name="P2" text:outline-level="2">Before you start: </text:h>
      <text:list xml:id="list2512733011417402257" text:style-name="L1">
        <text:list-item>
          <text:p text:style-name="P6">Try not to read ahead.</text:p>
        </text:list-item>
        <text:list-item>
          <text:p text:style-name="P9">Do one task at a time. The trick is to learn to work incrementally.</text:p>
        </text:list-item>
        <text:list-item>
          <text:p text:style-name="P10"><text:span text:style-name="T1">Make sure you only test for</text:span><text:span text:style-name="Strong_20_Emphasis"><text:span text:style-name="T1"> correct inputs</text:span></text:span><text:span text:style-name="T1">. there is no need to test for invalid inputs for this kata</text:span></text:p>
        </text:list-item>
      </text:list>
      <text:p text:style-name="P5"><text:span text:style-name="Strong_20_Emphasis"><text:span text:style-name="T1">String Calculator</text:span></text:span></text:p>
      <text:list xml:id="list7786059391681726372" text:style-name="L3">
        <text:list-item>
          <text:p text:style-name="P8"><text:span text:style-name="T1">Create a simple String calculator with a method </text:span><text:span text:style-name="Strong_20_Emphasis"><text:span text:style-name="T1">int Add(string numbers)</text:span></text:span></text:p>
          <text:list>
            <text:list-item>
              <text:p text:style-name="P8"><text:span text:style-name="T1">The method can take 0, 1 or 2 numbers, and will return their sum (for an empty string it will return 0) for example</text:span><text:span text:style-name="Strong_20_Emphasis"><text:span text:style-name="T1"> “” or “1” or “1,2”</text:span></text:span></text:p>
            </text:list-item>
            <text:list-item>
              <text:p text:style-name="P7">Start with the simplest test case of an empty string and move to 1 and two numbers</text:p>
            </text:list-item>
            <text:list-item>
              <text:p text:style-name="P7">Remember to solve things as simply as possible so that you force yourself to write tests you did not think about</text:p>
            </text:list-item>
            <text:list-item>
              <text:p text:style-name="P7">Remember to refactor after each passing test</text:p>
            </text:list-item>
          </text:list>
        </text:list-item>
        <text:list-item>
          <text:p text:style-name="P7">Allow the Add method to handle an unknown amount of numbers</text:p>
        </text:list-item>
        <text:list-item>
          <text:p text:style-name="P7">Allow the Add method to handle new lines between numbers (instead of commas).</text:p>
          <text:list>
            <text:list-item>
              <text:p text:style-name="P7">the following input is ok:  “1\n2,3”  (will equal 6)</text:p>
            </text:list-item>
            <text:list-item>
              <text:p text:style-name="P7">the following input is NOT ok:  “1,\n” (not need to prove it - just clarifying)</text:p>
              <text:p text:style-name="P8"><text:span text:style-name="Strong_20_Emphasis"><text:span text:style-name="T1">Support different delimiters</text:span></text:span></text:p>
            </text:list-item>
            <text:list-item>
              <text:p text:style-name="P7">to change a delimiter, the beginning of the string will contain a separate line that looks like this:   “//[delimiter]\n[numbers…]” for example “//;\n1;2” should return three where the default delimiter is ‘;’ .</text:p>
            </text:list-item>
            <text:list-item>
              <text:p text:style-name="P7">the first line is optional. all existing scenarios should still be supported</text:p>
            </text:list-item>
          </text:list>
        </text:list-item>
        <text:list-item>
          <text:p text:style-name="P7">Calling Add with a negative number will throw an exception “negatives not allowed” - and the negative that was passed.if there are multiple negatives, show all of them in the exception message</text:p>
          <text:p text:style-name="P11"/>
          <text:p text:style-name="P8"><text:span text:style-name="Strong_20_Emphasis"><text:span text:style-name="T1">stop here if you are a beginner</text:span></text:span><text:span text:style-name="T1">. Continue if you can finish the steps so far in less than 30 minutes.</text:span></text:p>
          <text:p text:style-name="P11"/>
        </text:list-item>
        <text:list-item>
          <text:p text:style-name="P7">Numbers bigger than 1000 should be ignored, so adding 2 + 1001  = 2</text:p>
        </text:list-item>
        <text:list-item>
          <text:p text:style-name="P7">Delimiters can be of any length with the following format:  “//[delimiter]\n” for example: “//[***]\n1***2***3” should return 6</text:p>
        </text:list-item>
        <text:list-item>
          <text:p text:style-name="P7">Allow multiple delimiters like this:  “//[delim1][delim2]\n” for example “//[*][%]\n1*2%3” should return 6.</text:p>
        </text:list-item>
        <text:list-item>
          <text:p text:style-name="P3">make sure you can also handle multiple delimiters with length longer than one ch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Rokkitt" svg:font-family="Rokkitt, sans-serif"/>
    <style:font-face style:name="Ubuntu" svg:font-family="Ubuntu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Navarro</meta:initial-creator>
    <meta:creation-date>2015-05-02T00:54:38</meta:creation-date>
    <meta:document-statistic meta:table-count="0" meta:image-count="0" meta:object-count="0" meta:page-count="1" meta:paragraph-count="25" meta:word-count="381" meta:character-count="2120"/>
    <dc:date>2015-05-02T00:55:18</dc:date>
    <dc:creator>Alvaro Navarro</dc:creator>
    <meta:editing-duration>PT40S</meta:editing-duration>
    <meta:editing-cycles>1</meta:editing-cycles>
    <meta:generator>OpenOffice/4.0.1$Unix OpenOffice.org_project/401m5$Build-9714</meta:generator>
  </office:meta>
</office:document-meta>
</file>